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25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26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text-underline-style="none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 style:master-page-name="Standard">
      <style:paragraph-properties style:page-number="1"/>
    </style:style>
    <style:style style:name="P4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4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12">s 113<text:span text:style-name="T2">40 gram bulk bags and 454 gram unit bags so that it won't round down for 97% of a unit. <text:s/>Rather than being calculated to be 24 units per bulk bag it's figuring out the price based on 2</text:span><text:span text:style-name="T13">5 units per bulk bag. </text:span>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8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6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7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Brown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8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6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25">Fancy Pantry and Breads</text:p>
                <text:p text:style-name="P24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8">Rye and Red Fife </text:span></text:p>
                <text:p text:style-name="P37"/>
                <text:p text:style-name="P37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15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40"/>
      <text:p text:style-name="P41"/>
      <text:p text:style-name="P34"><text:soft-page-break/></text:p>
      <text:p text:style-name="P34">Imported</text:p>
      <text:p text:style-name="P33">Org. Pumpkin Seeds</text:p>
      <text:p text:style-name="P36">200g <text:s text:c="29"/>$4.00</text:p>
      <text:p text:style-name="P30"/>
      <text:p text:style-name="P41"/>
      <text:p text:style-name="P32"><text:soft-page-break/>8kg Org. Newfound Oatmeal (Rolled Oats)</text:p>
      <text:p text:style-name="P42"><text:span text:style-name="T16">$23.93</text:span><text:line-break/><text:soft-page-break/></text:p>
      <text:p text:style-name="P41"/>
      <text:p text:style-name="P34"><text:soft-page-break/></text:p>
      <text:p text:style-name="P34">Speerville Mill's Organic </text:p>
      <text:p text:style-name="P33">Newfound Oatmeal</text:p>
      <text:p text:style-name="P35">1000g <text:s text:c="29"/>$3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41"/>
      <text:p text:style-name="P34"><text:soft-page-break/></text:p>
      <text:p text:style-name="P34"/>
      <text:p text:style-name="P34"/>
      <text:p text:style-name="P33">Organic Cranberries</text:p>
      <text:p text:style-name="P33">sweetened with apple juice</text:p>
      <text:p text:style-name="P35">150g <text:s text:c="29"/>$4.25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4">This delicious large kidney-shaped heritage bean with its soft skin is</text:span></text:p>
            <text:p text:style-name="P31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Flakes</text:p>
      <text:p text:style-name="Standard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short grain brown rice</text:p>
      <text:p text:style-name="P41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41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White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41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41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39">$5.10</text:p>
          </table:table-cell>
        </table:table-row>
      </table:table>
      <text:p text:style-name="P7"><text:soft-page-break/></text:p>
      <text:p text:style-name="P41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39">$9.45</text:p>
          </table:table-cell>
        </table:table-row>
      </table:table>
      <text:p text:style-name="P7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New Found Oatmeal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Standard"/>
      <text:p text:style-name="Standard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P37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41"/>
      <text:p text:style-name="Standard"><text:soft-page-break/></text:p>
      <text:p text:style-name="P41"/>
      <text:p text:style-name="P29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/>
      <text:p text:style-name="P41"/>
      <text:p text:style-name="Standard"/>
      <text:p text:style-name="P41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5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41"/>
      <text:p text:style-name="Standard"/>
      <text:p text:style-name="P41"/>
      <text:p text:style-name="Standard"/>
      <text:p text:style-name="P41"/>
      <text:p text:style-name="Standard"/>
      <text:p text:style-name="Standard"/>
      <text:p text:style-name="P41"/>
      <text:p text:style-name="Standard"/>
      <text:p text:style-name="P4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4-14T19:17:52.79</dc:date>
    <dc:creator>2385 Agricola Grainery Food Coop</dc:creator>
    <meta:editing-duration>PT746H42M59S</meta:editing-duration>
    <meta:editing-cycles>230</meta:editing-cycles>
    <meta:generator>OpenOffice.org/3.2$Win32 OpenOffice.org_project/320m12$Build-9483</meta:generator>
    <meta:printed-by>2385 Agricola Grainery Food Coop</meta:printed-by>
    <meta:print-date>2011-04-14T19:17:14.91</meta:print-date>
    <meta:document-statistic meta:table-count="180" meta:image-count="0" meta:object-count="0" meta:page-count="353" meta:paragraph-count="1679" meta:word-count="8094" meta:character-count="58823"/>
    <meta:user-defined meta:name="Info 1"/>
    <meta:user-defined meta:name="Info 2"/>
    <meta:user-defined meta:name="Info 3"/>
    <meta:user-defined meta:name="Info 4"/>
  </office:meta>
</office:document-meta>
</file>